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style:text-properties officeooo:rsid="001738a9" officeooo:paragraph-rsid="001738a9"/>
    </style:style>
    <style:style style:name="T1" style:family="text">
      <style:text-properties officeooo:rsid="001738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import strlib</text:p>
      <text:p text:style-name="Preformatted_20_Text">while True:</text:p>
      <text:p text:style-name="Preformatted_20_Text"><text:tab/>print('''1. Check Palindrome</text:p>
      <text:p text:style-name="Preformatted_20_Text">2. Standard name format</text:p>
      <text:p text:style-name="Preformatted_20_Text">3. Character Frequency</text:p>
      <text:p text:style-name="Preformatted_20_Text">4. find and replace word</text:p>
      <text:p text:style-name="Preformatted_20_Text">5. case change</text:p>
      <text:p text:style-name="Preformatted_20_Text">6. truncate space (remove extra spaces)</text:p>
      <text:p text:style-name="Preformatted_20_Text">7. ASCII converion</text:p>
      <text:p text:style-name="Preformatted_20_Text">8. Anagram</text:p>
      <text:p text:style-name="Preformatted_20_Text">9. Word Frequency</text:p>
      <text:p text:style-name="Preformatted_20_Text">10. ASCII to INT</text:p>
      <text:p text:style-name="Preformatted_20_Text">11. Exit''')</text:p>
      <text:p text:style-name="Preformatted_20_Text"><text:tab/>opt = int(input("Enter Option : "))</text:p>
      <text:p text:style-name="Preformatted_20_Text"></text:p>
      <text:p text:style-name="Preformatted_20_Text"><text:tab/>match opt:</text:p>
      <text:p text:style-name="Preformatted_20_Text"><text:tab/><text:tab/>case 1:</text:p>
      <text:p text:style-name="Preformatted_20_Text"><text:tab/><text:tab/><text:tab/>st = input("Enter a String : ")</text:p>
      <text:p text:style-name="Preformatted_20_Text"><text:tab/><text:tab/><text:tab/>if strlib.isPalindrome(st):</text:p>
      <text:p text:style-name="Preformatted_20_Text"><text:tab/><text:tab/><text:tab/><text:tab/>print("The given string is palindrome")</text:p>
      <text:p text:style-name="Preformatted_20_Text"><text:tab/><text:tab/><text:tab/>else:</text:p>
      <text:p text:style-name="Preformatted_20_Text"><text:tab/><text:tab/><text:tab/><text:tab/>print("The given string is not palindrome")</text:p>
      <text:p text:style-name="Preformatted_20_Text"><text:tab/><text:tab/>case 2:</text:p>
      <text:p text:style-name="Preformatted_20_Text"><text:tab/><text:tab/><text:tab/>st = input("Enter name : ")</text:p>
      <text:p text:style-name="Preformatted_20_Text"><text:tab/><text:tab/><text:tab/>print(strlib.stdFormat(st))</text:p>
      <text:p text:style-name="Preformatted_20_Text"><text:tab/><text:tab/>case 3:</text:p>
      <text:p text:style-name="Preformatted_20_Text"><text:tab/><text:tab/><text:tab/>st = input("Enter a string : ")</text:p>
      <text:p text:style-name="Preformatted_20_Text"><text:tab/><text:tab/><text:tab/>freq = strlib.charFreq(st)</text:p>
      <text:p text:style-name="Preformatted_20_Text"><text:tab/><text:tab/><text:tab/>for c in freq:</text:p>
      <text:p text:style-name="Preformatted_20_Text"><text:tab/><text:tab/><text:tab/><text:tab/>print(f"{c} occured {freq[c]} times")</text:p>
      <text:p text:style-name="Preformatted_20_Text"><text:tab/><text:tab/>case 4:</text:p>
      <text:p text:style-name="Preformatted_20_Text"><text:tab/><text:tab/><text:tab/>choice = int(input("1. Replace first occurance\n2. Replace all occurance\nEnter option : "))</text:p>
      <text:p text:style-name="Preformatted_20_Text"><text:tab/><text:tab/><text:tab/>st = input("Enter the string : ")</text:p>
      <text:p text:style-name="Preformatted_20_Text"><text:tab/><text:tab/><text:tab/>old = input("Enter the word to replace : ")</text:p>
      <text:p text:style-name="Preformatted_20_Text"><text:tab/><text:tab/><text:tab/>new = input("Enter the replacing word : ")</text:p>
      <text:p text:style-name="Preformatted_20_Text"><text:tab/><text:tab/><text:tab/>match choice:</text:p>
      <text:p text:style-name="Preformatted_20_Text"><text:tab/><text:tab/><text:tab/><text:tab/>case 1:</text:p>
      <text:p text:style-name="Preformatted_20_Text"><text:tab/><text:tab/><text:tab/><text:tab/><text:tab/>print(strlib.replaceword(st, old, new))</text:p>
      <text:p text:style-name="Preformatted_20_Text"><text:tab/><text:tab/><text:tab/><text:tab/>case 2:</text:p>
      <text:p text:style-name="Preformatted_20_Text"><text:tab/><text:tab/><text:tab/><text:tab/><text:tab/>print(strlib.replacewords(st, old, new))</text:p>
      <text:p text:style-name="Preformatted_20_Text"><text:tab/><text:tab/><text:tab/><text:tab/>case _:</text:p>
      <text:p text:style-name="Preformatted_20_Text"><text:tab/><text:tab/><text:tab/><text:tab/><text:tab/>print("Invalid option")</text:p>
      <text:p text:style-name="Preformatted_20_Text"><text:tab/><text:tab/>case 5:</text:p>
      <text:p text:style-name="Preformatted_20_Text"><text:tab/><text:tab/><text:tab/>st = input("Enter a string")</text:p>
      <text:p text:style-name="Preformatted_20_Text"><text:tab/><text:tab/><text:tab/>print('''1. Title Case</text:p>
      <text:p text:style-name="Preformatted_20_Text">2. Upper Case</text:p>
      <text:p text:style-name="Preformatted_20_Text">3. Lower Case</text:p>
      <text:p text:style-name="Preformatted_20_Text">4. Toggle Case''')</text:p>
      <text:p text:style-name="Preformatted_20_Text"><text:tab/><text:tab/><text:tab/>choice = int(input("Enter Option : "))</text:p>
      <text:p text:style-name="Preformatted_20_Text"><text:tab/><text:tab/><text:tab/>match choice:</text:p>
      <text:p text:style-name="Preformatted_20_Text"><text:tab/><text:tab/><text:tab/><text:tab/>case 1:</text:p>
      <text:p text:style-name="Preformatted_20_Text"><text:tab/><text:tab/><text:tab/><text:tab/><text:tab/>print(strlib.titleCase(st))</text:p>
      <text:p text:style-name="Preformatted_20_Text"><text:tab/><text:tab/><text:tab/><text:tab/>case 2:</text:p>
      <text:p text:style-name="Preformatted_20_Text"><text:tab/><text:tab/><text:tab/><text:tab/><text:tab/>print(strlib.upperCase(st))</text:p>
      <text:p text:style-name="Preformatted_20_Text"><text:tab/><text:tab/><text:tab/><text:tab/>case 3:</text:p>
      <text:p text:style-name="Preformatted_20_Text"><text:tab/><text:tab/><text:tab/><text:tab/><text:tab/>print(strlib.lowerCase(st))</text:p>
      <text:p text:style-name="Preformatted_20_Text"><text:tab/><text:tab/><text:tab/><text:tab/>case 4:</text:p>
      <text:p text:style-name="Preformatted_20_Text"><text:tab/><text:tab/><text:tab/><text:tab/><text:tab/>print(strlib.toggleCase(st))</text:p>
      <text:p text:style-name="Preformatted_20_Text"><text:tab/><text:tab/>case 6:</text:p>
      <text:p text:style-name="Preformatted_20_Text"><text:tab/><text:tab/><text:tab/>st = input("Enter a string : ")</text:p>
      <text:p text:style-name="Preformatted_20_Text"><text:tab/><text:tab/><text:tab/>print(strlib.truncate(st))</text:p>
      <text:p text:style-name="Preformatted_20_Text"><text:tab/><text:tab/>case 7:</text:p>
      <text:p text:style-name="Preformatted_20_Text"><text:tab/><text:tab/><text:tab/>st = input("Enter a string : ")</text:p>
      <text:p text:style-name="Preformatted_20_Text"><text:soft-page-break/><text:tab/><text:tab/><text:tab/>print(*strlib.toascii(st), sep = ' ')</text:p>
      <text:p text:style-name="Preformatted_20_Text"><text:tab/><text:tab/>case 8:</text:p>
      <text:p text:style-name="Preformatted_20_Text"><text:tab/><text:tab/><text:tab/>st1 = input("Enter a string : ")</text:p>
      <text:p text:style-name="Preformatted_20_Text"><text:tab/><text:tab/><text:tab/>st2 = input("Enter another string : ")</text:p>
      <text:p text:style-name="Preformatted_20_Text"><text:tab/><text:tab/><text:tab/>if strlib.isanagram(st1, st2):</text:p>
      <text:p text:style-name="Preformatted_20_Text"><text:tab/><text:tab/><text:tab/><text:tab/>print("Yes, The strings are anagram")</text:p>
      <text:p text:style-name="Preformatted_20_Text"><text:tab/><text:tab/><text:tab/>else:</text:p>
      <text:p text:style-name="Preformatted_20_Text"><text:tab/><text:tab/><text:tab/><text:tab/>print("No, Strings are not anagram")</text:p>
      <text:p text:style-name="Preformatted_20_Text"></text:p>
      <text:p text:style-name="Preformatted_20_Text"><text:tab/><text:tab/>case 9:</text:p>
      <text:p text:style-name="Preformatted_20_Text"><text:tab/><text:tab/><text:tab/>st = input("Enter a string : ")</text:p>
      <text:p text:style-name="Preformatted_20_Text"><text:tab/><text:tab/><text:tab/>freq = strlib.wordFreq(st)</text:p>
      <text:p text:style-name="Preformatted_20_Text"><text:tab/><text:tab/><text:tab/>for k in freq:</text:p>
      <text:p text:style-name="Preformatted_20_Text"><text:tab/><text:tab/><text:tab/><text:tab/>print(f"word \'{k}\' occured {freq[k]} times")</text:p>
      <text:p text:style-name="Preformatted_20_Text"><text:tab/><text:tab/>case 10:</text:p>
      <text:p text:style-name="Preformatted_20_Text"><text:tab/><text:tab/><text:tab/>st = input("Enter numeric string : ")</text:p>
      <text:p text:style-name="Preformatted_20_Text"><text:tab/><text:tab/><text:tab/>print(type(n := strlib.toInt(st)))</text:p>
      <text:p text:style-name="Preformatted_20_Text"><text:tab/><text:tab/><text:tab/>print(n)</text:p>
      <text:p text:style-name="Preformatted_20_Text"><text:tab/><text:tab/>case 11:</text:p>
      <text:p text:style-name="Preformatted_20_Text"><text:tab/><text:tab/><text:tab/>break</text:p>
      <text:p text:style-name="Preformatted_20_Text"></text:p>
      <text:p text:style-name="Preformatted_20_Text"><text:tab/><text:tab/>case _:</text:p>
      <text:p text:style-name="Preformatted_20_Text"><text:tab/><text:tab/><text:tab/>print("Invalid Option")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OUTPUT:</text:p>
      <text:p text:style-name="P1"><text:tab/>1. Check Palindrome</text:p>
      <text:p text:style-name="P1"><text:tab/>2. Standard name format</text:p>
      <text:p text:style-name="P1"><text:tab/>3. Character Frequency</text:p>
      <text:p text:style-name="P1"><text:tab/>4. find and replace word</text:p>
      <text:p text:style-name="P1"><text:tab/>5. case change</text:p>
      <text:p text:style-name="P1"><text:tab/>6. truncate space (remove extra spaces)</text:p>
      <text:p text:style-name="P1"><text:tab/>7. ASCII converion</text:p>
      <text:p text:style-name="P1"><text:tab/>8. Anagram</text:p>
      <text:p text:style-name="P1"><text:tab/>9. Word Frequency</text:p>
      <text:p text:style-name="P1"><text:tab/>10. ASCII to INT</text:p>
      <text:p text:style-name="P1"><text:tab/>11. Exit</text:p>
      <text:p text:style-name="P1"><text:tab/>Enter Option :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6T14:37:22.049848555</dc:date>
    <meta:editing-duration>PT5M28S</meta:editing-duration>
    <meta:editing-cycles>1</meta:editing-cycles>
    <meta:document-statistic meta:table-count="0" meta:image-count="0" meta:object-count="0" meta:page-count="2" meta:paragraph-count="99" meta:word-count="332" meta:character-count="2383" meta:non-whitespace-character-count="1835"/>
    <meta:generator>LibreOffice/7.5.8.2$Linux_X86_64 LibreOffice_project/50$Build-2</meta:generator>
  </office:meta>
</office:document-meta>
</file>